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f395" officeooo:paragraph-rsid="0019f39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9f395" officeooo:paragraph-rsid="0019f39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sons Learned:</text:p>
      <text:p text:style-name="P2">Scott:</text:p>
      <text:p text:style-name="P2"><text:tab/>Start early, learned more about git, learned a lot more about coding in C, learned Make, learned that pair programing is an efficient way to learn new things, increased comfort with multi threading programs, Opilika has a nice Starbucks(busy though).</text:p>
      <text:p text:style-name="P2"/>
      <text:p text:style-name="P2">Nicholas:</text:p>
      <text:p text:style-name="P2"><text:tab/>Thread synchronization, use of atomics, better understanding of the pthread library, conditions and locks, better team communication, team building, communication skills, synergy, <text:s/>remote tools(gitlab), <text:s text:c="2"/>better understanding of pair programm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8:06:42.246433940</meta:creation-date>
    <dc:date>2019-10-02T18:17:10.952794696</dc:date>
    <meta:editing-duration>PT8S</meta:editing-duration>
    <meta:editing-cycles>1</meta:editing-cycles>
    <meta:document-statistic meta:table-count="0" meta:image-count="0" meta:object-count="0" meta:page-count="1" meta:paragraph-count="5" meta:word-count="73" meta:character-count="529" meta:non-whitespace-character-count="456"/>
    <meta:generator>LibreOffice/6.2.6.2$Linux_X86_64 LibreOffice_project/20$Build-2</meta:generator>
  </office:meta>
</office:document-meta>
</file>